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7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2" table:default-cell-style-name="ce1"/>
        <table:table-column table:style-name="co2" table:number-columns-repeated="10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cademic_year</text:p>
          </table:table-cell>
          <table:table-cell office:value-type="string" calcext:value-type="string">
            <text:p>year_begin</text:p>
          </table:table-cell>
          <table:table-cell office:value-type="string" calcext:value-type="string">
            <text:p>year_end</text:p>
          </table:table-cell>
          <table:table-cell office:value-type="string" calcext:value-type="string">
            <text:p>intensive_I_begin</text:p>
          </table:table-cell>
          <table:table-cell office:value-type="string" calcext:value-type="string">
            <text:p>intensive_I_end</text:p>
          </table:table-cell>
          <table:table-cell office:value-type="string" calcext:value-type="string">
            <text:p>PI_begin</text:p>
          </table:table-cell>
          <table:table-cell office:value-type="string" calcext:value-type="string">
            <text:p>PI_end</text:p>
          </table:table-cell>
          <table:table-cell office:value-type="string" calcext:value-type="string">
            <text:p>exam_I_begin</text:p>
          </table:table-cell>
          <table:table-cell office:value-type="string" calcext:value-type="string">
            <text:p>exam_I_end</text:p>
          </table:table-cell>
          <table:table-cell office:value-type="string" calcext:value-type="string">
            <text:p>PII_begin</text:p>
          </table:table-cell>
          <table:table-cell office:value-type="string" calcext:value-type="string">
            <text:p>PII_end</text:p>
          </table:table-cell>
          <table:table-cell office:value-type="string" calcext:value-type="string">
            <text:p>exam_II_begin</text:p>
          </table:table-cell>
          <table:table-cell office:value-type="string" calcext:value-type="string">
            <text:p>exam_II_end</text:p>
          </table:table-cell>
          <table:table-cell office:value-type="string" calcext:value-type="string">
            <text:p>intensive_II_begin</text:p>
          </table:table-cell>
          <table:table-cell office:value-type="string" calcext:value-type="string">
            <text:p>intensive_II_end</text:p>
          </table:table-cell>
          <table:table-cell office:value-type="string" calcext:value-type="string">
            <text:p>PIII_begin</text:p>
          </table:table-cell>
          <table:table-cell office:value-type="string" calcext:value-type="string">
            <text:p>PIII_end</text:p>
          </table:table-cell>
          <table:table-cell table:style-name="Default" office:value-type="string" calcext:value-type="string">
            <text:p>exam_III_begin</text:p>
          </table:table-cell>
          <table:table-cell office:value-type="string" calcext:value-type="string">
            <text:p>exam_III_end</text:p>
          </table:table-cell>
          <table:table-cell office:value-type="string" calcext:value-type="string">
            <text:p>PIV_begin</text:p>
          </table:table-cell>
          <table:table-cell office:value-type="string" calcext:value-type="string">
            <text:p>PIV_end</text:p>
          </table:table-cell>
          <table:table-cell office:value-type="string" calcext:value-type="string">
            <text:p>easter_break_begin</text:p>
          </table:table-cell>
          <table:table-cell office:value-type="string" calcext:value-type="string">
            <text:p>easter_break end</text:p>
          </table:table-cell>
          <table:table-cell office:value-type="string" calcext:value-type="string">
            <text:p>exam_IV_begin</text:p>
          </table:table-cell>
          <table:table-cell office:value-type="string" calcext:value-type="string">
            <text:p>exam_IV_end</text:p>
          </table:table-cell>
          <table:table-cell office:value-type="string" calcext:value-type="string">
            <text:p>intensive_III_begin</text:p>
          </table:table-cell>
          <table:table-cell office:value-type="string" calcext:value-type="string">
            <text:p>intensive_III_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2021</text:p>
          </table:table-cell>
          <table:table-cell table:style-name="ce1" office:value-type="date" office:date-value="2020-08-01" calcext:value-type="date">
            <text:p>2020-08-01</text:p>
          </table:table-cell>
          <table:table-cell table:style-name="ce1" office:value-type="date" office:date-value="2021-07-31" calcext:value-type="date">
            <text:p>2021-07-31</text:p>
          </table:table-cell>
          <table:table-cell table:style-name="ce1" office:value-type="date" office:date-value="2020-08-24" calcext:value-type="date">
            <text:p>2020-08-24</text:p>
          </table:table-cell>
          <table:table-cell table:style-name="ce1" table:formula="of:=[.D2]+6" office:value-type="date" office:date-value="2020-08-30" calcext:value-type="date">
            <text:p>2020-08-30</text:p>
          </table:table-cell>
          <table:table-cell table:style-name="ce1" table:formula="of:=[.E2]+1" office:value-type="date" office:date-value="2020-08-31" calcext:value-type="date">
            <text:p>2020-08-31</text:p>
          </table:table-cell>
          <table:table-cell table:style-name="ce1" table:formula="of:=[.F2]+7*7-1" office:value-type="date" office:date-value="2020-10-18" calcext:value-type="date">
            <text:p>2020-10-18</text:p>
          </table:table-cell>
          <table:table-cell table:style-name="ce1" table:formula="of:=[.G2]+1" office:value-type="date" office:date-value="2020-10-19" calcext:value-type="date">
            <text:p>2020-10-19</text:p>
          </table:table-cell>
          <table:table-cell table:style-name="ce1" table:formula="of:=[.H2]+6" office:value-type="date" office:date-value="2020-10-25" calcext:value-type="date">
            <text:p>2020-10-25</text:p>
          </table:table-cell>
          <table:table-cell table:style-name="ce1" table:formula="of:=[.I2]+1" office:value-type="date" office:date-value="2020-10-26" calcext:value-type="date">
            <text:p>2020-10-26</text:p>
          </table:table-cell>
          <table:table-cell table:style-name="ce1" table:formula="of:=[.J2]+7*7-1" office:value-type="date" office:date-value="2020-12-13" calcext:value-type="date">
            <text:p>2020-12-13</text:p>
          </table:table-cell>
          <table:table-cell table:style-name="ce1" table:formula="of:=[.K2]+1" office:value-type="date" office:date-value="2020-12-14" calcext:value-type="date">
            <text:p>2020-12-14</text:p>
          </table:table-cell>
          <table:table-cell table:style-name="ce1" table:formula="of:=[.L2]+6" office:value-type="date" office:date-value="2020-12-20" calcext:value-type="date">
            <text:p>2020-12-20</text:p>
          </table:table-cell>
          <table:table-cell table:style-name="ce1" office:value-type="date" office:date-value="2021-01-04" calcext:value-type="date">
            <text:p>2021-01-04</text:p>
          </table:table-cell>
          <table:table-cell table:style-name="ce1" table:formula="of:=[.N2]+7-WEEKDAY([.N2];2)+7" office:value-type="date" office:date-value="2021-01-17" calcext:value-type="date">
            <text:p>2021-01-17</text:p>
          </table:table-cell>
          <table:table-cell table:style-name="ce1" table:formula="of:=[.O2]+1" office:value-type="date" office:date-value="2021-01-18" calcext:value-type="date">
            <text:p>2021-01-18</text:p>
          </table:table-cell>
          <table:table-cell table:style-name="ce1" table:formula="of:=[.P2]+7*7-1" office:value-type="date" office:date-value="2021-03-07" calcext:value-type="date">
            <text:p>2021-03-07</text:p>
          </table:table-cell>
          <table:table-cell table:formula="of:=[.Q2]+1" office:value-type="date" office:date-value="2021-03-08" calcext:value-type="date">
            <text:p>2021-03-08</text:p>
          </table:table-cell>
          <table:table-cell table:style-name="ce1" table:formula="of:=[.R2]+6" office:value-type="date" office:date-value="2021-03-14" calcext:value-type="date">
            <text:p>2021-03-14</text:p>
          </table:table-cell>
          <table:table-cell table:style-name="ce1" table:formula="of:=[.S2]+1" office:value-type="date" office:date-value="2021-03-15" calcext:value-type="date">
            <text:p>2021-03-15</text:p>
          </table:table-cell>
          <table:table-cell table:style-name="ce1" table:formula="of:=[.T2]+8*7-1" office:value-type="date" office:date-value="2021-05-09" calcext:value-type="date">
            <text:p>2021-05-09</text:p>
          </table:table-cell>
          <table:table-cell table:style-name="ce1" office:value-type="date" office:date-value="2021-04-01" calcext:value-type="date">
            <text:p>2021-04-01</text:p>
          </table:table-cell>
          <table:table-cell table:style-name="ce1" office:value-type="date" office:date-value="2021-04-07" calcext:value-type="date">
            <text:p>2021-04-07</text:p>
          </table:table-cell>
          <table:table-cell table:style-name="ce1" table:formula="of:=[.U2]+1" office:value-type="date" office:date-value="2021-05-10" calcext:value-type="date">
            <text:p>2021-05-10</text:p>
          </table:table-cell>
          <table:table-cell table:style-name="ce1" table:formula="of:=[.X2]+6" office:value-type="date" office:date-value="2021-05-16" calcext:value-type="date">
            <text:p>2021-05-16</text:p>
          </table:table-cell>
          <table:table-cell table:style-name="ce1" office:value-type="date" office:date-value="2021-05-10" calcext:value-type="date">
            <text:p>2021-05-10</text:p>
          </table:table-cell>
          <table:table-cell table:style-name="ce1" office:value-type="date" office:date-value="2021-05-31" calcext:value-type="date">
            <text:p>2021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21-2022</text:p>
          </table:table-cell>
          <table:table-cell table:style-name="ce1" office:value-type="date" office:date-value="2021-08-01" calcext:value-type="date">
            <text:p>2021-08-01</text:p>
          </table:table-cell>
          <table:table-cell table:style-name="ce1" office:value-type="date" office:date-value="2022-07-31" calcext:value-type="date">
            <text:p>2022-07-31</text:p>
          </table:table-cell>
          <table:table-cell table:style-name="ce1" office:value-type="date" office:date-value="2021-08-30" calcext:value-type="date">
            <text:p>2021-08-30</text:p>
          </table:table-cell>
          <table:table-cell table:style-name="ce1" table:formula="of:=[.D3]+6" office:value-type="date" office:date-value="2021-09-05" calcext:value-type="date">
            <text:p>2021-09-05</text:p>
          </table:table-cell>
          <table:table-cell table:style-name="ce1" table:formula="of:=[.E3]+1" office:value-type="date" office:date-value="2021-09-06" calcext:value-type="date">
            <text:p>2021-09-06</text:p>
          </table:table-cell>
          <table:table-cell table:style-name="ce1" table:formula="of:=[.F3]+7*7-1" office:value-type="date" office:date-value="2021-10-24" calcext:value-type="date">
            <text:p>2021-10-24</text:p>
          </table:table-cell>
          <table:table-cell table:style-name="ce1" table:formula="of:=[.G3]+1" office:value-type="date" office:date-value="2021-10-25" calcext:value-type="date">
            <text:p>2021-10-25</text:p>
          </table:table-cell>
          <table:table-cell table:style-name="ce1" table:formula="of:=[.H3]+6" office:value-type="date" office:date-value="2021-10-31" calcext:value-type="date">
            <text:p>2021-10-31</text:p>
          </table:table-cell>
          <table:table-cell table:style-name="ce1" table:formula="of:=[.I3]+1" office:value-type="date" office:date-value="2021-11-01" calcext:value-type="date">
            <text:p>2021-11-01</text:p>
          </table:table-cell>
          <table:table-cell table:style-name="ce1" table:formula="of:=[.J3]+7*7-1" office:value-type="date" office:date-value="2021-12-19" calcext:value-type="date">
            <text:p>2021-12-19</text:p>
          </table:table-cell>
          <table:table-cell table:style-name="ce1" table:formula="of:=[.K3]+1" office:value-type="date" office:date-value="2021-12-20" calcext:value-type="date">
            <text:p>2021-12-20</text:p>
          </table:table-cell>
          <table:table-cell table:style-name="ce1" table:formula="of:=[.L3]+6" office:value-type="date" office:date-value="2021-12-26" calcext:value-type="date">
            <text:p>2021-12-26</text:p>
          </table:table-cell>
          <table:table-cell table:style-name="ce1" office:value-type="date" office:date-value="2022-01-03" calcext:value-type="date">
            <text:p>2022-01-03</text:p>
          </table:table-cell>
          <table:table-cell table:style-name="ce1" table:formula="of:=[.N3]+7-WEEKDAY([.N3];2)+7" office:value-type="date" office:date-value="2022-01-16" calcext:value-type="date">
            <text:p>2022-01-16</text:p>
          </table:table-cell>
          <table:table-cell table:style-name="ce1" table:formula="of:=[.O3]+1" office:value-type="date" office:date-value="2022-01-17" calcext:value-type="date">
            <text:p>2022-01-17</text:p>
          </table:table-cell>
          <table:table-cell table:style-name="ce1" table:formula="of:=[.P3]+7*7-1" office:value-type="date" office:date-value="2022-03-06" calcext:value-type="date">
            <text:p>2022-03-06</text:p>
          </table:table-cell>
          <table:table-cell table:formula="of:=[.Q3]+1" office:value-type="date" office:date-value="2022-03-07" calcext:value-type="date">
            <text:p>2022-03-07</text:p>
          </table:table-cell>
          <table:table-cell table:style-name="ce1" table:formula="of:=[.R3]+6" office:value-type="date" office:date-value="2022-03-13" calcext:value-type="date">
            <text:p>2022-03-13</text:p>
          </table:table-cell>
          <table:table-cell table:style-name="ce1" table:formula="of:=[.S3]+1" office:value-type="date" office:date-value="2022-03-14" calcext:value-type="date">
            <text:p>2022-03-14</text:p>
          </table:table-cell>
          <table:table-cell table:style-name="ce1" table:formula="of:=[.T3]+8*7-1" office:value-type="date" office:date-value="2022-05-08" calcext:value-type="date">
            <text:p>2022-05-08</text:p>
          </table:table-cell>
          <table:table-cell table:style-name="ce1" office:value-type="date" office:date-value="2022-04-14" calcext:value-type="date">
            <text:p>2022-04-14</text:p>
          </table:table-cell>
          <table:table-cell table:style-name="ce1" office:value-type="date" office:date-value="2022-04-20" calcext:value-type="date">
            <text:p>2022-04-20</text:p>
          </table:table-cell>
          <table:table-cell table:style-name="ce1" table:formula="of:=[.U3]+1" office:value-type="date" office:date-value="2022-05-09" calcext:value-type="date">
            <text:p>2022-05-09</text:p>
          </table:table-cell>
          <table:table-cell table:style-name="ce1" table:formula="of:=[.X3]+6" office:value-type="date" office:date-value="2022-05-15" calcext:value-type="date">
            <text:p>2022-05-15</text:p>
          </table:table-cell>
          <table:table-cell table:style-name="ce1" office:value-type="date" office:date-value="2022-05-09" calcext:value-type="date">
            <text:p>2022-05-09</text:p>
          </table:table-cell>
          <table:table-cell table:style-name="ce1" office:value-type="date" office:date-value="2022-05-31" calcext:value-type="date">
            <text:p>2022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22-2023</text:p>
          </table:table-cell>
          <table:table-cell table:style-name="ce1" office:value-type="date" office:date-value="2022-08-01" calcext:value-type="date">
            <text:p>2022-08-01</text:p>
          </table:table-cell>
          <table:table-cell table:style-name="ce1" office:value-type="date" office:date-value="2023-07-31" calcext:value-type="date">
            <text:p>2023-07-31</text:p>
          </table:table-cell>
          <table:table-cell table:style-name="ce1" office:value-type="date" office:date-value="2022-08-29" calcext:value-type="date">
            <text:p>2022-08-29</text:p>
          </table:table-cell>
          <table:table-cell table:style-name="ce1" table:formula="of:=[.D4]+6" office:value-type="date" office:date-value="2022-09-04" calcext:value-type="date">
            <text:p>2022-09-04</text:p>
          </table:table-cell>
          <table:table-cell table:style-name="ce1" table:formula="of:=[.E4]+1" office:value-type="date" office:date-value="2022-09-05" calcext:value-type="date">
            <text:p>2022-09-05</text:p>
          </table:table-cell>
          <table:table-cell table:style-name="ce1" table:formula="of:=[.F4]+7*7-1" office:value-type="date" office:date-value="2022-10-23" calcext:value-type="date">
            <text:p>2022-10-23</text:p>
          </table:table-cell>
          <table:table-cell table:style-name="ce1" table:formula="of:=[.G4]+1" office:value-type="date" office:date-value="2022-10-24" calcext:value-type="date">
            <text:p>2022-10-24</text:p>
          </table:table-cell>
          <table:table-cell table:style-name="ce1" table:formula="of:=[.H4]+6" office:value-type="date" office:date-value="2022-10-30" calcext:value-type="date">
            <text:p>2022-10-30</text:p>
          </table:table-cell>
          <table:table-cell table:style-name="ce1" table:formula="of:=[.I4]+1" office:value-type="date" office:date-value="2022-10-31" calcext:value-type="date">
            <text:p>2022-10-31</text:p>
          </table:table-cell>
          <table:table-cell table:style-name="ce1" table:formula="of:=[.J4]+7*7-1" office:value-type="date" office:date-value="2022-12-18" calcext:value-type="date">
            <text:p>2022-12-18</text:p>
          </table:table-cell>
          <table:table-cell table:style-name="ce1" table:formula="of:=[.K4]+1" office:value-type="date" office:date-value="2022-12-19" calcext:value-type="date">
            <text:p>2022-12-19</text:p>
          </table:table-cell>
          <table:table-cell table:style-name="ce1" table:formula="of:=[.L4]+6" office:value-type="date" office:date-value="2022-12-25" calcext:value-type="date">
            <text:p>2022-12-25</text:p>
          </table:table-cell>
          <table:table-cell table:style-name="ce1" office:value-type="date" office:date-value="2023-01-02" calcext:value-type="date">
            <text:p>2023-01-02</text:p>
          </table:table-cell>
          <table:table-cell table:style-name="ce1" table:formula="of:=[.N4]+7-WEEKDAY([.N4];2)+7" office:value-type="date" office:date-value="2023-01-15" calcext:value-type="date">
            <text:p>2023-01-15</text:p>
          </table:table-cell>
          <table:table-cell table:style-name="ce1" table:formula="of:=[.O4]+1" office:value-type="date" office:date-value="2023-01-16" calcext:value-type="date">
            <text:p>2023-01-16</text:p>
          </table:table-cell>
          <table:table-cell table:style-name="ce1" table:formula="of:=[.P4]+7*7-1" office:value-type="date" office:date-value="2023-03-05" calcext:value-type="date">
            <text:p>2023-03-05</text:p>
          </table:table-cell>
          <table:table-cell table:formula="of:=[.Q4]+1" office:value-type="date" office:date-value="2023-03-06" calcext:value-type="date">
            <text:p>2023-03-06</text:p>
          </table:table-cell>
          <table:table-cell table:style-name="ce1" table:formula="of:=[.R4]+6" office:value-type="date" office:date-value="2023-03-12" calcext:value-type="date">
            <text:p>2023-03-12</text:p>
          </table:table-cell>
          <table:table-cell table:style-name="ce1" table:formula="of:=[.S4]+1" office:value-type="date" office:date-value="2023-03-13" calcext:value-type="date">
            <text:p>2023-03-13</text:p>
          </table:table-cell>
          <table:table-cell table:style-name="ce1" table:formula="of:=[.T4]+8*7-1" office:value-type="date" office:date-value="2023-05-07" calcext:value-type="date">
            <text:p>2023-05-07</text:p>
          </table:table-cell>
          <table:table-cell table:style-name="ce1" office:value-type="date" office:date-value="2023-04-06" calcext:value-type="date">
            <text:p>2023-04-06</text:p>
          </table:table-cell>
          <table:table-cell table:style-name="ce1" office:value-type="date" office:date-value="2023-04-12" calcext:value-type="date">
            <text:p>2023-04-12</text:p>
          </table:table-cell>
          <table:table-cell table:style-name="ce1" table:formula="of:=[.U4]+1" office:value-type="date" office:date-value="2023-05-08" calcext:value-type="date">
            <text:p>2023-05-08</text:p>
          </table:table-cell>
          <table:table-cell table:style-name="ce1" table:formula="of:=[.X4]+6" office:value-type="date" office:date-value="2023-05-14" calcext:value-type="date">
            <text:p>2023-05-14</text:p>
          </table:table-cell>
          <table:table-cell table:style-name="ce1" office:value-type="date" office:date-value="2023-05-08" calcext:value-type="date">
            <text:p>2023-05-08</text:p>
          </table:table-cell>
          <table:table-cell table:style-name="ce1" office:value-type="date" office:date-value="2023-05-31" calcext:value-type="date">
            <text:p>2023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23-2024</text:p>
          </table:table-cell>
          <table:table-cell table:style-name="ce1" office:value-type="date" office:date-value="2023-08-01" calcext:value-type="date">
            <text:p>2023-08-01</text:p>
          </table:table-cell>
          <table:table-cell table:style-name="ce1" office:value-type="date" office:date-value="2024-07-31" calcext:value-type="date">
            <text:p>2024-07-31</text:p>
          </table:table-cell>
          <table:table-cell table:style-name="ce1" office:value-type="date" office:date-value="2023-08-28" calcext:value-type="date">
            <text:p>2023-08-28</text:p>
          </table:table-cell>
          <table:table-cell table:style-name="ce1" table:formula="of:=[.D5]+6" office:value-type="date" office:date-value="2023-09-03" calcext:value-type="date">
            <text:p>2023-09-03</text:p>
          </table:table-cell>
          <table:table-cell table:style-name="ce1" table:formula="of:=[.E5]+1" office:value-type="date" office:date-value="2023-09-04" calcext:value-type="date">
            <text:p>2023-09-04</text:p>
          </table:table-cell>
          <table:table-cell table:style-name="ce1" table:formula="of:=[.F5]+7*7-1" office:value-type="date" office:date-value="2023-10-22" calcext:value-type="date">
            <text:p>2023-10-22</text:p>
          </table:table-cell>
          <table:table-cell table:style-name="ce1" table:formula="of:=[.G5]+1" office:value-type="date" office:date-value="2023-10-23" calcext:value-type="date">
            <text:p>2023-10-23</text:p>
          </table:table-cell>
          <table:table-cell table:style-name="ce1" table:formula="of:=[.H5]+6" office:value-type="date" office:date-value="2023-10-29" calcext:value-type="date">
            <text:p>2023-10-29</text:p>
          </table:table-cell>
          <table:table-cell table:style-name="ce1" table:formula="of:=[.I5]+1" office:value-type="date" office:date-value="2023-10-30" calcext:value-type="date">
            <text:p>2023-10-30</text:p>
          </table:table-cell>
          <table:table-cell table:style-name="ce1" table:formula="of:=[.J5]+7*7-1" office:value-type="date" office:date-value="2023-12-17" calcext:value-type="date">
            <text:p>2023-12-17</text:p>
          </table:table-cell>
          <table:table-cell table:style-name="ce1" table:formula="of:=[.K5]+1" office:value-type="date" office:date-value="2023-12-18" calcext:value-type="date">
            <text:p>2023-12-18</text:p>
          </table:table-cell>
          <table:table-cell table:style-name="ce1" table:formula="of:=[.L5]+6" office:value-type="date" office:date-value="2023-12-24" calcext:value-type="date">
            <text:p>2023-12-24</text:p>
          </table:table-cell>
          <table:table-cell table:style-name="ce1" office:value-type="date" office:date-value="2024-01-02" calcext:value-type="date">
            <text:p>2024-01-02</text:p>
          </table:table-cell>
          <table:table-cell table:style-name="ce1" table:formula="of:=[.N5]+7-WEEKDAY([.N5];2)+7" office:value-type="date" office:date-value="2024-01-14" calcext:value-type="date">
            <text:p>2024-01-14</text:p>
          </table:table-cell>
          <table:table-cell table:style-name="ce1" table:formula="of:=[.O5]+1" office:value-type="date" office:date-value="2024-01-15" calcext:value-type="date">
            <text:p>2024-01-15</text:p>
          </table:table-cell>
          <table:table-cell table:style-name="ce1" table:formula="of:=[.P5]+7*7-1" office:value-type="date" office:date-value="2024-03-03" calcext:value-type="date">
            <text:p>2024-03-03</text:p>
          </table:table-cell>
          <table:table-cell table:formula="of:=[.Q5]+1" office:value-type="date" office:date-value="2024-03-04" calcext:value-type="date">
            <text:p>2024-03-04</text:p>
          </table:table-cell>
          <table:table-cell table:style-name="ce1" table:formula="of:=[.R5]+6" office:value-type="date" office:date-value="2024-03-10" calcext:value-type="date">
            <text:p>2024-03-10</text:p>
          </table:table-cell>
          <table:table-cell table:style-name="ce1" table:formula="of:=[.S5]+1" office:value-type="date" office:date-value="2024-03-11" calcext:value-type="date">
            <text:p>2024-03-11</text:p>
          </table:table-cell>
          <table:table-cell table:style-name="ce1" table:formula="of:=[.T5]+8*7-1" office:value-type="date" office:date-value="2024-05-05" calcext:value-type="date">
            <text:p>2024-05-05</text:p>
          </table:table-cell>
          <table:table-cell table:style-name="ce1" office:value-type="date" office:date-value="2024-03-28" calcext:value-type="date">
            <text:p>2024-03-28</text:p>
          </table:table-cell>
          <table:table-cell table:style-name="ce1" office:value-type="date" office:date-value="2024-04-03" calcext:value-type="date">
            <text:p>2024-04-03</text:p>
          </table:table-cell>
          <table:table-cell table:style-name="ce1" table:formula="of:=[.U5]+1" office:value-type="date" office:date-value="2024-05-06" calcext:value-type="date">
            <text:p>2024-05-06</text:p>
          </table:table-cell>
          <table:table-cell table:style-name="ce1" table:formula="of:=[.X5]+6" office:value-type="date" office:date-value="2024-05-12" calcext:value-type="date">
            <text:p>2024-05-12</text:p>
          </table:table-cell>
          <table:table-cell table:style-name="ce1" office:value-type="date" office:date-value="2024-05-06" calcext:value-type="date">
            <text:p>2024-05-06</text:p>
          </table:table-cell>
          <table:table-cell table:style-name="ce1" office:value-type="date" office:date-value="2024-05-31" calcext:value-type="date">
            <text:p>2024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24-2025</text:p>
          </table:table-cell>
          <table:table-cell table:style-name="ce1" office:value-type="date" office:date-value="2024-08-01" calcext:value-type="date">
            <text:p>2024-08-01</text:p>
          </table:table-cell>
          <table:table-cell table:style-name="ce1" office:value-type="date" office:date-value="2025-07-31" calcext:value-type="date">
            <text:p>2025-07-31</text:p>
          </table:table-cell>
          <table:table-cell table:style-name="ce1" office:value-type="date" office:date-value="2024-08-26" calcext:value-type="date">
            <text:p>2024-08-26</text:p>
          </table:table-cell>
          <table:table-cell table:style-name="ce1" table:formula="of:=[.D6]+6" office:value-type="date" office:date-value="2024-09-01" calcext:value-type="date">
            <text:p>2024-09-01</text:p>
          </table:table-cell>
          <table:table-cell table:style-name="ce1" table:formula="of:=[.E6]+1" office:value-type="date" office:date-value="2024-09-02" calcext:value-type="date">
            <text:p>2024-09-02</text:p>
          </table:table-cell>
          <table:table-cell table:style-name="ce1" table:formula="of:=[.F6]+7*7-1" office:value-type="date" office:date-value="2024-10-20" calcext:value-type="date">
            <text:p>2024-10-20</text:p>
          </table:table-cell>
          <table:table-cell table:style-name="ce1" table:formula="of:=[.G6]+1" office:value-type="date" office:date-value="2024-10-21" calcext:value-type="date">
            <text:p>2024-10-21</text:p>
          </table:table-cell>
          <table:table-cell table:style-name="ce1" table:formula="of:=[.H6]+6" office:value-type="date" office:date-value="2024-10-27" calcext:value-type="date">
            <text:p>2024-10-27</text:p>
          </table:table-cell>
          <table:table-cell table:style-name="ce1" table:formula="of:=[.I6]+1" office:value-type="date" office:date-value="2024-10-28" calcext:value-type="date">
            <text:p>2024-10-28</text:p>
          </table:table-cell>
          <table:table-cell table:style-name="ce1" table:formula="of:=[.J6]+7*7-1" office:value-type="date" office:date-value="2024-12-15" calcext:value-type="date">
            <text:p>2024-12-15</text:p>
          </table:table-cell>
          <table:table-cell table:style-name="ce1" table:formula="of:=[.K6]+1" office:value-type="date" office:date-value="2024-12-16" calcext:value-type="date">
            <text:p>2024-12-16</text:p>
          </table:table-cell>
          <table:table-cell table:style-name="ce1" table:formula="of:=[.L6]+6" office:value-type="date" office:date-value="2024-12-22" calcext:value-type="date">
            <text:p>2024-12-22</text:p>
          </table:table-cell>
          <table:table-cell table:style-name="ce1" office:value-type="date" office:date-value="2025-01-02" calcext:value-type="date">
            <text:p>2025-01-02</text:p>
          </table:table-cell>
          <table:table-cell table:style-name="ce1" table:formula="of:=[.N6]+7-WEEKDAY([.N6];2)+7" office:value-type="date" office:date-value="2025-01-12" calcext:value-type="date">
            <text:p>2025-01-12</text:p>
          </table:table-cell>
          <table:table-cell table:style-name="ce1" table:formula="of:=[.O6]+1" office:value-type="date" office:date-value="2025-01-13" calcext:value-type="date">
            <text:p>2025-01-13</text:p>
          </table:table-cell>
          <table:table-cell table:style-name="ce1" table:formula="of:=[.P6]+7*7-1" office:value-type="date" office:date-value="2025-03-02" calcext:value-type="date">
            <text:p>2025-03-02</text:p>
          </table:table-cell>
          <table:table-cell table:formula="of:=[.Q6]+1" office:value-type="date" office:date-value="2025-03-03" calcext:value-type="date">
            <text:p>2025-03-03</text:p>
          </table:table-cell>
          <table:table-cell table:style-name="ce1" table:formula="of:=[.R6]+6" office:value-type="date" office:date-value="2025-03-09" calcext:value-type="date">
            <text:p>2025-03-09</text:p>
          </table:table-cell>
          <table:table-cell table:style-name="ce1" table:formula="of:=[.S6]+1" office:value-type="date" office:date-value="2025-03-10" calcext:value-type="date">
            <text:p>2025-03-10</text:p>
          </table:table-cell>
          <table:table-cell table:style-name="ce1" table:formula="of:=[.T6]+8*7-1" office:value-type="date" office:date-value="2025-05-04" calcext:value-type="date">
            <text:p>2025-05-04</text:p>
          </table:table-cell>
          <table:table-cell table:style-name="ce1" office:value-type="date" office:date-value="2025-04-17" calcext:value-type="date">
            <text:p>2025-04-17</text:p>
          </table:table-cell>
          <table:table-cell table:style-name="ce1" office:value-type="date" office:date-value="2025-04-23" calcext:value-type="date">
            <text:p>2025-04-23</text:p>
          </table:table-cell>
          <table:table-cell table:style-name="ce1" table:formula="of:=[.U6]+1" office:value-type="date" office:date-value="2025-05-05" calcext:value-type="date">
            <text:p>2025-05-05</text:p>
          </table:table-cell>
          <table:table-cell table:style-name="ce1" table:formula="of:=[.X6]+6" office:value-type="date" office:date-value="2025-05-11" calcext:value-type="date">
            <text:p>2025-05-11</text:p>
          </table:table-cell>
          <table:table-cell table:style-name="ce1" office:value-type="date" office:date-value="2025-05-05" calcext:value-type="date">
            <text:p>2025-05-05</text:p>
          </table:table-cell>
          <table:table-cell table:style-name="ce1" office:value-type="date" office:date-value="2025-05-31" calcext:value-type="date">
            <text:p>2025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25-2026</text:p>
          </table:table-cell>
          <table:table-cell table:style-name="ce1" office:value-type="date" office:date-value="2025-08-01" calcext:value-type="date">
            <text:p>2025-08-01</text:p>
          </table:table-cell>
          <table:table-cell table:style-name="ce1" office:value-type="date" office:date-value="2026-07-31" calcext:value-type="date">
            <text:p>2026-07-31</text:p>
          </table:table-cell>
          <table:table-cell table:style-name="ce1" office:value-type="date" office:date-value="2025-08-25" calcext:value-type="date">
            <text:p>2025-08-25</text:p>
          </table:table-cell>
          <table:table-cell table:style-name="ce1" table:formula="of:=[.D7]+6" office:value-type="date" office:date-value="2025-08-31" calcext:value-type="date">
            <text:p>2025-08-31</text:p>
          </table:table-cell>
          <table:table-cell table:style-name="ce1" table:formula="of:=[.E7]+1" office:value-type="date" office:date-value="2025-09-01" calcext:value-type="date">
            <text:p>2025-09-01</text:p>
          </table:table-cell>
          <table:table-cell table:style-name="ce1" table:formula="of:=[.F7]+7*7-1" office:value-type="date" office:date-value="2025-10-19" calcext:value-type="date">
            <text:p>2025-10-19</text:p>
          </table:table-cell>
          <table:table-cell table:style-name="ce1" table:formula="of:=[.G7]+1" office:value-type="date" office:date-value="2025-10-20" calcext:value-type="date">
            <text:p>2025-10-20</text:p>
          </table:table-cell>
          <table:table-cell table:style-name="ce1" table:formula="of:=[.H7]+6" office:value-type="date" office:date-value="2025-10-26" calcext:value-type="date">
            <text:p>2025-10-26</text:p>
          </table:table-cell>
          <table:table-cell table:style-name="ce1" table:formula="of:=[.I7]+1" office:value-type="date" office:date-value="2025-10-27" calcext:value-type="date">
            <text:p>2025-10-27</text:p>
          </table:table-cell>
          <table:table-cell table:style-name="ce1" table:formula="of:=[.J7]+7*7-1" office:value-type="date" office:date-value="2025-12-14" calcext:value-type="date">
            <text:p>2025-12-14</text:p>
          </table:table-cell>
          <table:table-cell table:style-name="ce1" table:formula="of:=[.K7]+1" office:value-type="date" office:date-value="2025-12-15" calcext:value-type="date">
            <text:p>2025-12-15</text:p>
          </table:table-cell>
          <table:table-cell table:style-name="ce1" table:formula="of:=[.L7]+6" office:value-type="date" office:date-value="2025-12-21" calcext:value-type="date">
            <text:p>2025-12-21</text:p>
          </table:table-cell>
          <table:table-cell table:style-name="ce1" office:value-type="date" office:date-value="2026-01-02" calcext:value-type="date">
            <text:p>2026-01-02</text:p>
          </table:table-cell>
          <table:table-cell table:style-name="ce1" table:formula="of:=[.N7]+7-WEEKDAY([.N7];2)+7" office:value-type="date" office:date-value="2026-01-11" calcext:value-type="date">
            <text:p>2026-01-11</text:p>
          </table:table-cell>
          <table:table-cell table:style-name="ce1" table:formula="of:=[.O7]+1" office:value-type="date" office:date-value="2026-01-12" calcext:value-type="date">
            <text:p>2026-01-12</text:p>
          </table:table-cell>
          <table:table-cell table:style-name="ce1" table:formula="of:=[.P7]+7*7-1" office:value-type="date" office:date-value="2026-03-01" calcext:value-type="date">
            <text:p>2026-03-01</text:p>
          </table:table-cell>
          <table:table-cell table:formula="of:=[.Q7]+1" office:value-type="date" office:date-value="2026-03-02" calcext:value-type="date">
            <text:p>2026-03-02</text:p>
          </table:table-cell>
          <table:table-cell table:style-name="ce1" table:formula="of:=[.R7]+6" office:value-type="date" office:date-value="2026-03-08" calcext:value-type="date">
            <text:p>2026-03-08</text:p>
          </table:table-cell>
          <table:table-cell table:style-name="ce1" table:formula="of:=[.S7]+1" office:value-type="date" office:date-value="2026-03-09" calcext:value-type="date">
            <text:p>2026-03-09</text:p>
          </table:table-cell>
          <table:table-cell table:style-name="ce1" table:formula="of:=[.T7]+8*7-1" office:value-type="date" office:date-value="2026-05-03" calcext:value-type="date">
            <text:p>2026-05-03</text:p>
          </table:table-cell>
          <table:table-cell table:style-name="ce1" office:value-type="date" office:date-value="2026-04-02" calcext:value-type="date">
            <text:p>2026-04-02</text:p>
          </table:table-cell>
          <table:table-cell table:style-name="ce1" office:value-type="date" office:date-value="2026-04-08" calcext:value-type="date">
            <text:p>2026-04-08</text:p>
          </table:table-cell>
          <table:table-cell table:style-name="ce1" table:formula="of:=[.U7]+1" office:value-type="date" office:date-value="2026-05-04" calcext:value-type="date">
            <text:p>2026-05-04</text:p>
          </table:table-cell>
          <table:table-cell table:style-name="ce1" table:formula="of:=[.X7]+6" office:value-type="date" office:date-value="2026-05-10" calcext:value-type="date">
            <text:p>2026-05-10</text:p>
          </table:table-cell>
          <table:table-cell table:style-name="ce1" office:value-type="date" office:date-value="2026-05-04" calcext:value-type="date">
            <text:p>2026-05-04</text:p>
          </table:table-cell>
          <table:table-cell table:style-name="ce1" office:value-type="date" office:date-value="2026-05-31" calcext:value-type="date">
            <text:p>2026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26-2027</text:p>
          </table:table-cell>
          <table:table-cell table:style-name="ce1" office:value-type="date" office:date-value="2026-08-01" calcext:value-type="date">
            <text:p>2026-08-01</text:p>
          </table:table-cell>
          <table:table-cell table:style-name="ce1" office:value-type="date" office:date-value="2027-07-31" calcext:value-type="date">
            <text:p>2027-07-31</text:p>
          </table:table-cell>
          <table:table-cell table:style-name="ce1" office:value-type="date" office:date-value="2026-08-24" calcext:value-type="date">
            <text:p>2026-08-24</text:p>
          </table:table-cell>
          <table:table-cell table:style-name="ce1" table:formula="of:=[.D8]+6" office:value-type="date" office:date-value="2026-08-30" calcext:value-type="date">
            <text:p>2026-08-30</text:p>
          </table:table-cell>
          <table:table-cell table:style-name="ce1" table:formula="of:=[.E8]+1" office:value-type="date" office:date-value="2026-08-31" calcext:value-type="date">
            <text:p>2026-08-31</text:p>
          </table:table-cell>
          <table:table-cell table:style-name="ce1" table:formula="of:=[.F8]+7*7-1" office:value-type="date" office:date-value="2026-10-18" calcext:value-type="date">
            <text:p>2026-10-18</text:p>
          </table:table-cell>
          <table:table-cell table:style-name="ce1" table:formula="of:=[.G8]+1" office:value-type="date" office:date-value="2026-10-19" calcext:value-type="date">
            <text:p>2026-10-19</text:p>
          </table:table-cell>
          <table:table-cell table:style-name="ce1" table:formula="of:=[.H8]+6" office:value-type="date" office:date-value="2026-10-25" calcext:value-type="date">
            <text:p>2026-10-25</text:p>
          </table:table-cell>
          <table:table-cell table:style-name="ce1" table:formula="of:=[.I8]+1" office:value-type="date" office:date-value="2026-10-26" calcext:value-type="date">
            <text:p>2026-10-26</text:p>
          </table:table-cell>
          <table:table-cell table:style-name="ce1" table:formula="of:=[.J8]+7*7-1" office:value-type="date" office:date-value="2026-12-13" calcext:value-type="date">
            <text:p>2026-12-13</text:p>
          </table:table-cell>
          <table:table-cell table:style-name="ce1" table:formula="of:=[.K8]+1" office:value-type="date" office:date-value="2026-12-14" calcext:value-type="date">
            <text:p>2026-12-14</text:p>
          </table:table-cell>
          <table:table-cell table:style-name="ce1" table:formula="of:=[.L8]+6" office:value-type="date" office:date-value="2026-12-20" calcext:value-type="date">
            <text:p>2026-12-20</text:p>
          </table:table-cell>
          <table:table-cell table:style-name="ce1" office:value-type="date" office:date-value="2027-01-04" calcext:value-type="date">
            <text:p>2027-01-04</text:p>
          </table:table-cell>
          <table:table-cell table:style-name="ce1" table:formula="of:=[.N8]+7-WEEKDAY([.N8];2)+7" office:value-type="date" office:date-value="2027-01-17" calcext:value-type="date">
            <text:p>2027-01-17</text:p>
          </table:table-cell>
          <table:table-cell table:style-name="ce1" table:formula="of:=[.O8]+1" office:value-type="date" office:date-value="2027-01-18" calcext:value-type="date">
            <text:p>2027-01-18</text:p>
          </table:table-cell>
          <table:table-cell table:style-name="ce1" table:formula="of:=[.P8]+7*7-1" office:value-type="date" office:date-value="2027-03-07" calcext:value-type="date">
            <text:p>2027-03-07</text:p>
          </table:table-cell>
          <table:table-cell table:formula="of:=[.Q8]+1" office:value-type="date" office:date-value="2027-03-08" calcext:value-type="date">
            <text:p>2027-03-08</text:p>
          </table:table-cell>
          <table:table-cell table:style-name="ce1" table:formula="of:=[.R8]+6" office:value-type="date" office:date-value="2027-03-14" calcext:value-type="date">
            <text:p>2027-03-14</text:p>
          </table:table-cell>
          <table:table-cell table:style-name="ce1" table:formula="of:=[.S8]+1" office:value-type="date" office:date-value="2027-03-15" calcext:value-type="date">
            <text:p>2027-03-15</text:p>
          </table:table-cell>
          <table:table-cell table:style-name="ce1" table:formula="of:=[.T8]+8*7-1" office:value-type="date" office:date-value="2027-05-09" calcext:value-type="date">
            <text:p>2027-05-09</text:p>
          </table:table-cell>
          <table:table-cell table:style-name="ce1" office:value-type="date" office:date-value="2027-03-25" calcext:value-type="date">
            <text:p>2027-03-25</text:p>
          </table:table-cell>
          <table:table-cell table:style-name="ce1" office:value-type="date" office:date-value="2027-03-31" calcext:value-type="date">
            <text:p>2027-03-31</text:p>
          </table:table-cell>
          <table:table-cell table:style-name="ce1" table:formula="of:=[.U8]+1" office:value-type="date" office:date-value="2027-05-10" calcext:value-type="date">
            <text:p>2027-05-10</text:p>
          </table:table-cell>
          <table:table-cell table:style-name="ce1" table:formula="of:=[.X8]+6" office:value-type="date" office:date-value="2027-05-16" calcext:value-type="date">
            <text:p>2027-05-16</text:p>
          </table:table-cell>
          <table:table-cell table:style-name="ce1" office:value-type="date" office:date-value="2027-05-10" calcext:value-type="date">
            <text:p>2027-05-10</text:p>
          </table:table-cell>
          <table:table-cell table:style-name="ce1" office:value-type="date" office:date-value="2027-05-31" calcext:value-type="date">
            <text:p>2027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27-2028</text:p>
          </table:table-cell>
          <table:table-cell table:style-name="ce1" office:value-type="date" office:date-value="2027-08-01" calcext:value-type="date">
            <text:p>2027-08-01</text:p>
          </table:table-cell>
          <table:table-cell table:style-name="ce1" office:value-type="date" office:date-value="2028-07-31" calcext:value-type="date">
            <text:p>2028-07-31</text:p>
          </table:table-cell>
          <table:table-cell table:style-name="ce1" office:value-type="date" office:date-value="2027-08-30" calcext:value-type="date">
            <text:p>2027-08-30</text:p>
          </table:table-cell>
          <table:table-cell table:style-name="ce1" table:formula="of:=[.D9]+6" office:value-type="date" office:date-value="2027-09-05" calcext:value-type="date">
            <text:p>2027-09-05</text:p>
          </table:table-cell>
          <table:table-cell table:style-name="ce1" table:formula="of:=[.E9]+1" office:value-type="date" office:date-value="2027-09-06" calcext:value-type="date">
            <text:p>2027-09-06</text:p>
          </table:table-cell>
          <table:table-cell table:style-name="ce1" table:formula="of:=[.F9]+7*7-1" office:value-type="date" office:date-value="2027-10-24" calcext:value-type="date">
            <text:p>2027-10-24</text:p>
          </table:table-cell>
          <table:table-cell table:style-name="ce1" table:formula="of:=[.G9]+1" office:value-type="date" office:date-value="2027-10-25" calcext:value-type="date">
            <text:p>2027-10-25</text:p>
          </table:table-cell>
          <table:table-cell table:style-name="ce1" table:formula="of:=[.H9]+6" office:value-type="date" office:date-value="2027-10-31" calcext:value-type="date">
            <text:p>2027-10-31</text:p>
          </table:table-cell>
          <table:table-cell table:style-name="ce1" table:formula="of:=[.I9]+1" office:value-type="date" office:date-value="2027-11-01" calcext:value-type="date">
            <text:p>2027-11-01</text:p>
          </table:table-cell>
          <table:table-cell table:style-name="ce1" table:formula="of:=[.J9]+7*7-1" office:value-type="date" office:date-value="2027-12-19" calcext:value-type="date">
            <text:p>2027-12-19</text:p>
          </table:table-cell>
          <table:table-cell table:style-name="ce1" table:formula="of:=[.K9]+1" office:value-type="date" office:date-value="2027-12-20" calcext:value-type="date">
            <text:p>2027-12-20</text:p>
          </table:table-cell>
          <table:table-cell table:style-name="ce1" table:formula="of:=[.L9]+6" office:value-type="date" office:date-value="2027-12-26" calcext:value-type="date">
            <text:p>2027-12-26</text:p>
          </table:table-cell>
          <table:table-cell table:style-name="ce1" office:value-type="date" office:date-value="2028-01-03" calcext:value-type="date">
            <text:p>2028-01-03</text:p>
          </table:table-cell>
          <table:table-cell table:style-name="ce1" table:formula="of:=[.N9]+7-WEEKDAY([.N9];2)+7" office:value-type="date" office:date-value="2028-01-16" calcext:value-type="date">
            <text:p>2028-01-16</text:p>
          </table:table-cell>
          <table:table-cell table:style-name="ce1" table:formula="of:=[.O9]+1" office:value-type="date" office:date-value="2028-01-17" calcext:value-type="date">
            <text:p>2028-01-17</text:p>
          </table:table-cell>
          <table:table-cell table:style-name="ce1" table:formula="of:=[.P9]+7*7-1" office:value-type="date" office:date-value="2028-03-05" calcext:value-type="date">
            <text:p>2028-03-05</text:p>
          </table:table-cell>
          <table:table-cell table:formula="of:=[.Q9]+1" office:value-type="date" office:date-value="2028-03-06" calcext:value-type="date">
            <text:p>2028-03-06</text:p>
          </table:table-cell>
          <table:table-cell table:style-name="ce1" table:formula="of:=[.R9]+6" office:value-type="date" office:date-value="2028-03-12" calcext:value-type="date">
            <text:p>2028-03-12</text:p>
          </table:table-cell>
          <table:table-cell table:style-name="ce1" table:formula="of:=[.S9]+1" office:value-type="date" office:date-value="2028-03-13" calcext:value-type="date">
            <text:p>2028-03-13</text:p>
          </table:table-cell>
          <table:table-cell table:style-name="ce1" table:formula="of:=[.T9]+8*7-1" office:value-type="date" office:date-value="2028-05-07" calcext:value-type="date">
            <text:p>2028-05-07</text:p>
          </table:table-cell>
          <table:table-cell table:style-name="ce1" office:value-type="date" office:date-value="2028-04-13" calcext:value-type="date">
            <text:p>2028-04-13</text:p>
          </table:table-cell>
          <table:table-cell table:style-name="ce1" office:value-type="date" office:date-value="2028-04-19" calcext:value-type="date">
            <text:p>2028-04-19</text:p>
          </table:table-cell>
          <table:table-cell table:style-name="ce1" table:formula="of:=[.U9]+1" office:value-type="date" office:date-value="2028-05-08" calcext:value-type="date">
            <text:p>2028-05-08</text:p>
          </table:table-cell>
          <table:table-cell table:style-name="ce1" table:formula="of:=[.X9]+6" office:value-type="date" office:date-value="2028-05-14" calcext:value-type="date">
            <text:p>2028-05-14</text:p>
          </table:table-cell>
          <table:table-cell table:style-name="ce1" office:value-type="date" office:date-value="2028-05-08" calcext:value-type="date">
            <text:p>2028-05-08</text:p>
          </table:table-cell>
          <table:table-cell table:style-name="ce1" office:value-type="date" office:date-value="2028-05-31" calcext:value-type="date">
            <text:p>2028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28-2029</text:p>
          </table:table-cell>
          <table:table-cell table:style-name="ce1" office:value-type="date" office:date-value="2028-08-01" calcext:value-type="date">
            <text:p>2028-08-01</text:p>
          </table:table-cell>
          <table:table-cell table:style-name="ce1" office:value-type="date" office:date-value="2029-07-31" calcext:value-type="date">
            <text:p>2029-07-31</text:p>
          </table:table-cell>
          <table:table-cell table:style-name="ce1" office:value-type="date" office:date-value="2028-08-28" calcext:value-type="date">
            <text:p>2028-08-28</text:p>
          </table:table-cell>
          <table:table-cell table:style-name="ce1" table:formula="of:=[.D10]+6" office:value-type="date" office:date-value="2028-09-03" calcext:value-type="date">
            <text:p>2028-09-03</text:p>
          </table:table-cell>
          <table:table-cell table:style-name="ce1" table:formula="of:=[.E10]+1" office:value-type="date" office:date-value="2028-09-04" calcext:value-type="date">
            <text:p>2028-09-04</text:p>
          </table:table-cell>
          <table:table-cell table:style-name="ce1" table:formula="of:=[.F10]+7*7-1" office:value-type="date" office:date-value="2028-10-22" calcext:value-type="date">
            <text:p>2028-10-22</text:p>
          </table:table-cell>
          <table:table-cell table:style-name="ce1" table:formula="of:=[.G10]+1" office:value-type="date" office:date-value="2028-10-23" calcext:value-type="date">
            <text:p>2028-10-23</text:p>
          </table:table-cell>
          <table:table-cell table:style-name="ce1" table:formula="of:=[.H10]+6" office:value-type="date" office:date-value="2028-10-29" calcext:value-type="date">
            <text:p>2028-10-29</text:p>
          </table:table-cell>
          <table:table-cell table:style-name="ce1" table:formula="of:=[.I10]+1" office:value-type="date" office:date-value="2028-10-30" calcext:value-type="date">
            <text:p>2028-10-30</text:p>
          </table:table-cell>
          <table:table-cell table:style-name="ce1" table:formula="of:=[.J10]+7*7-1" office:value-type="date" office:date-value="2028-12-17" calcext:value-type="date">
            <text:p>2028-12-17</text:p>
          </table:table-cell>
          <table:table-cell table:style-name="ce1" table:formula="of:=[.K10]+1" office:value-type="date" office:date-value="2028-12-18" calcext:value-type="date">
            <text:p>2028-12-18</text:p>
          </table:table-cell>
          <table:table-cell table:style-name="ce1" table:formula="of:=[.L10]+6" office:value-type="date" office:date-value="2028-12-24" calcext:value-type="date">
            <text:p>2028-12-24</text:p>
          </table:table-cell>
          <table:table-cell table:style-name="ce1" office:value-type="date" office:date-value="2029-01-02" calcext:value-type="date">
            <text:p>2029-01-02</text:p>
          </table:table-cell>
          <table:table-cell table:style-name="ce1" table:formula="of:=[.N10]+7-WEEKDAY([.N10];2)+7" office:value-type="date" office:date-value="2029-01-14" calcext:value-type="date">
            <text:p>2029-01-14</text:p>
          </table:table-cell>
          <table:table-cell table:style-name="ce1" table:formula="of:=[.O10]+1" office:value-type="date" office:date-value="2029-01-15" calcext:value-type="date">
            <text:p>2029-01-15</text:p>
          </table:table-cell>
          <table:table-cell table:style-name="ce1" table:formula="of:=[.P10]+7*7-1" office:value-type="date" office:date-value="2029-03-04" calcext:value-type="date">
            <text:p>2029-03-04</text:p>
          </table:table-cell>
          <table:table-cell table:formula="of:=[.Q10]+1" office:value-type="date" office:date-value="2029-03-05" calcext:value-type="date">
            <text:p>2029-03-05</text:p>
          </table:table-cell>
          <table:table-cell table:style-name="ce1" table:formula="of:=[.R10]+6" office:value-type="date" office:date-value="2029-03-11" calcext:value-type="date">
            <text:p>2029-03-11</text:p>
          </table:table-cell>
          <table:table-cell table:style-name="ce1" table:formula="of:=[.S10]+1" office:value-type="date" office:date-value="2029-03-12" calcext:value-type="date">
            <text:p>2029-03-12</text:p>
          </table:table-cell>
          <table:table-cell table:style-name="ce1" table:formula="of:=[.T10]+8*7-1" office:value-type="date" office:date-value="2029-05-06" calcext:value-type="date">
            <text:p>2029-05-06</text:p>
          </table:table-cell>
          <table:table-cell table:style-name="ce1" office:value-type="date" office:date-value="2029-03-29" calcext:value-type="date">
            <text:p>2029-03-29</text:p>
          </table:table-cell>
          <table:table-cell table:style-name="ce1" office:value-type="date" office:date-value="2029-04-04" calcext:value-type="date">
            <text:p>2029-04-04</text:p>
          </table:table-cell>
          <table:table-cell table:style-name="ce1" table:formula="of:=[.U10]+1" office:value-type="date" office:date-value="2029-05-07" calcext:value-type="date">
            <text:p>2029-05-07</text:p>
          </table:table-cell>
          <table:table-cell table:style-name="ce1" table:formula="of:=[.X10]+6" office:value-type="date" office:date-value="2029-05-13" calcext:value-type="date">
            <text:p>2029-05-13</text:p>
          </table:table-cell>
          <table:table-cell table:style-name="ce1" office:value-type="date" office:date-value="2029-05-07" calcext:value-type="date">
            <text:p>2029-05-07</text:p>
          </table:table-cell>
          <table:table-cell table:style-name="ce1" office:value-type="date" office:date-value="2029-05-31" calcext:value-type="date">
            <text:p>2029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29-2030</text:p>
          </table:table-cell>
          <table:table-cell table:style-name="ce1" office:value-type="date" office:date-value="2029-08-01" calcext:value-type="date">
            <text:p>2029-08-01</text:p>
          </table:table-cell>
          <table:table-cell table:style-name="ce1" office:value-type="date" office:date-value="2030-07-31" calcext:value-type="date">
            <text:p>2030-07-31</text:p>
          </table:table-cell>
          <table:table-cell table:style-name="ce1" office:value-type="date" office:date-value="2029-08-27" calcext:value-type="date">
            <text:p>2029-08-27</text:p>
          </table:table-cell>
          <table:table-cell table:style-name="ce1" table:formula="of:=[.D11]+6" office:value-type="date" office:date-value="2029-09-02" calcext:value-type="date">
            <text:p>2029-09-02</text:p>
          </table:table-cell>
          <table:table-cell table:style-name="ce1" table:formula="of:=[.E11]+1" office:value-type="date" office:date-value="2029-09-03" calcext:value-type="date">
            <text:p>2029-09-03</text:p>
          </table:table-cell>
          <table:table-cell table:style-name="ce1" table:formula="of:=[.F11]+7*7-1" office:value-type="date" office:date-value="2029-10-21" calcext:value-type="date">
            <text:p>2029-10-21</text:p>
          </table:table-cell>
          <table:table-cell table:style-name="ce1" table:formula="of:=[.G11]+1" office:value-type="date" office:date-value="2029-10-22" calcext:value-type="date">
            <text:p>2029-10-22</text:p>
          </table:table-cell>
          <table:table-cell table:style-name="ce1" table:formula="of:=[.H11]+6" office:value-type="date" office:date-value="2029-10-28" calcext:value-type="date">
            <text:p>2029-10-28</text:p>
          </table:table-cell>
          <table:table-cell table:style-name="ce1" table:formula="of:=[.I11]+1" office:value-type="date" office:date-value="2029-10-29" calcext:value-type="date">
            <text:p>2029-10-29</text:p>
          </table:table-cell>
          <table:table-cell table:style-name="ce1" table:formula="of:=[.J11]+7*7-1" office:value-type="date" office:date-value="2029-12-16" calcext:value-type="date">
            <text:p>2029-12-16</text:p>
          </table:table-cell>
          <table:table-cell table:style-name="ce1" table:formula="of:=[.K11]+1" office:value-type="date" office:date-value="2029-12-17" calcext:value-type="date">
            <text:p>2029-12-17</text:p>
          </table:table-cell>
          <table:table-cell table:style-name="ce1" table:formula="of:=[.L11]+6" office:value-type="date" office:date-value="2029-12-23" calcext:value-type="date">
            <text:p>2029-12-23</text:p>
          </table:table-cell>
          <table:table-cell table:style-name="ce1" office:value-type="date" office:date-value="2030-01-02" calcext:value-type="date">
            <text:p>2030-01-02</text:p>
          </table:table-cell>
          <table:table-cell table:style-name="ce1" table:formula="of:=[.N11]+7-WEEKDAY([.N11];2)+7" office:value-type="date" office:date-value="2030-01-13" calcext:value-type="date">
            <text:p>2030-01-13</text:p>
          </table:table-cell>
          <table:table-cell table:style-name="ce1" table:formula="of:=[.O11]+1" office:value-type="date" office:date-value="2030-01-14" calcext:value-type="date">
            <text:p>2030-01-14</text:p>
          </table:table-cell>
          <table:table-cell table:style-name="ce1" table:formula="of:=[.P11]+7*7-1" office:value-type="date" office:date-value="2030-03-03" calcext:value-type="date">
            <text:p>2030-03-03</text:p>
          </table:table-cell>
          <table:table-cell table:formula="of:=[.Q11]+1" office:value-type="date" office:date-value="2030-03-04" calcext:value-type="date">
            <text:p>2030-03-04</text:p>
          </table:table-cell>
          <table:table-cell table:style-name="ce1" table:formula="of:=[.R11]+6" office:value-type="date" office:date-value="2030-03-10" calcext:value-type="date">
            <text:p>2030-03-10</text:p>
          </table:table-cell>
          <table:table-cell table:style-name="ce1" table:formula="of:=[.S11]+1" office:value-type="date" office:date-value="2030-03-11" calcext:value-type="date">
            <text:p>2030-03-11</text:p>
          </table:table-cell>
          <table:table-cell table:style-name="ce1" table:formula="of:=[.T11]+8*7-1" office:value-type="date" office:date-value="2030-05-05" calcext:value-type="date">
            <text:p>2030-05-05</text:p>
          </table:table-cell>
          <table:table-cell table:style-name="ce1" office:value-type="date" office:date-value="2030-04-18" calcext:value-type="date">
            <text:p>2030-04-18</text:p>
          </table:table-cell>
          <table:table-cell table:style-name="ce1" office:value-type="date" office:date-value="2030-04-24" calcext:value-type="date">
            <text:p>2030-04-24</text:p>
          </table:table-cell>
          <table:table-cell table:style-name="ce1" table:formula="of:=[.U11]+1" office:value-type="date" office:date-value="2030-05-06" calcext:value-type="date">
            <text:p>2030-05-06</text:p>
          </table:table-cell>
          <table:table-cell table:style-name="ce1" table:formula="of:=[.X11]+6" office:value-type="date" office:date-value="2030-05-12" calcext:value-type="date">
            <text:p>2030-05-12</text:p>
          </table:table-cell>
          <table:table-cell table:style-name="ce1" office:value-type="date" office:date-value="2030-05-06" calcext:value-type="date">
            <text:p>2030-05-06</text:p>
          </table:table-cell>
          <table:table-cell table:style-name="ce1" office:value-type="date" office:date-value="2030-05-31" calcext:value-type="date">
            <text:p>2030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30-2031</text:p>
          </table:table-cell>
          <table:table-cell table:style-name="ce1" office:value-type="date" office:date-value="2030-08-01" calcext:value-type="date">
            <text:p>2030-08-01</text:p>
          </table:table-cell>
          <table:table-cell table:style-name="ce1" office:value-type="date" office:date-value="2031-07-31" calcext:value-type="date">
            <text:p>2031-07-31</text:p>
          </table:table-cell>
          <table:table-cell table:style-name="ce1" office:value-type="date" office:date-value="2030-08-26" calcext:value-type="date">
            <text:p>2030-08-26</text:p>
          </table:table-cell>
          <table:table-cell table:style-name="ce1" table:formula="of:=[.D12]+6" office:value-type="date" office:date-value="2030-09-01" calcext:value-type="date">
            <text:p>2030-09-01</text:p>
          </table:table-cell>
          <table:table-cell table:style-name="ce1" table:formula="of:=[.E12]+1" office:value-type="date" office:date-value="2030-09-02" calcext:value-type="date">
            <text:p>2030-09-02</text:p>
          </table:table-cell>
          <table:table-cell table:style-name="ce1" table:formula="of:=[.F12]+7*7-1" office:value-type="date" office:date-value="2030-10-20" calcext:value-type="date">
            <text:p>2030-10-20</text:p>
          </table:table-cell>
          <table:table-cell table:style-name="ce1" table:formula="of:=[.G12]+1" office:value-type="date" office:date-value="2030-10-21" calcext:value-type="date">
            <text:p>2030-10-21</text:p>
          </table:table-cell>
          <table:table-cell table:style-name="ce1" table:formula="of:=[.H12]+6" office:value-type="date" office:date-value="2030-10-27" calcext:value-type="date">
            <text:p>2030-10-27</text:p>
          </table:table-cell>
          <table:table-cell table:style-name="ce1" table:formula="of:=[.I12]+1" office:value-type="date" office:date-value="2030-10-28" calcext:value-type="date">
            <text:p>2030-10-28</text:p>
          </table:table-cell>
          <table:table-cell table:style-name="ce1" table:formula="of:=[.J12]+7*7-1" office:value-type="date" office:date-value="2030-12-15" calcext:value-type="date">
            <text:p>2030-12-15</text:p>
          </table:table-cell>
          <table:table-cell table:style-name="ce1" table:formula="of:=[.K12]+1" office:value-type="date" office:date-value="2030-12-16" calcext:value-type="date">
            <text:p>2030-12-16</text:p>
          </table:table-cell>
          <table:table-cell table:style-name="ce1" table:formula="of:=[.L12]+6" office:value-type="date" office:date-value="2030-12-22" calcext:value-type="date">
            <text:p>2030-12-22</text:p>
          </table:table-cell>
          <table:table-cell table:style-name="ce1" office:value-type="date" office:date-value="2031-01-02" calcext:value-type="date">
            <text:p>2031-01-02</text:p>
          </table:table-cell>
          <table:table-cell table:style-name="ce1" table:formula="of:=[.N12]+7-WEEKDAY([.N12];2)+7" office:value-type="date" office:date-value="2031-01-12" calcext:value-type="date">
            <text:p>2031-01-12</text:p>
          </table:table-cell>
          <table:table-cell table:style-name="ce1" table:formula="of:=[.O12]+1" office:value-type="date" office:date-value="2031-01-13" calcext:value-type="date">
            <text:p>2031-01-13</text:p>
          </table:table-cell>
          <table:table-cell table:style-name="ce1" table:formula="of:=[.P12]+7*7-1" office:value-type="date" office:date-value="2031-03-02" calcext:value-type="date">
            <text:p>2031-03-02</text:p>
          </table:table-cell>
          <table:table-cell table:formula="of:=[.Q12]+1" office:value-type="date" office:date-value="2031-03-03" calcext:value-type="date">
            <text:p>2031-03-03</text:p>
          </table:table-cell>
          <table:table-cell table:style-name="ce1" table:formula="of:=[.R12]+6" office:value-type="date" office:date-value="2031-03-09" calcext:value-type="date">
            <text:p>2031-03-09</text:p>
          </table:table-cell>
          <table:table-cell table:style-name="ce1" table:formula="of:=[.S12]+1" office:value-type="date" office:date-value="2031-03-10" calcext:value-type="date">
            <text:p>2031-03-10</text:p>
          </table:table-cell>
          <table:table-cell table:style-name="ce1" table:formula="of:=[.T12]+8*7-1" office:value-type="date" office:date-value="2031-05-04" calcext:value-type="date">
            <text:p>2031-05-04</text:p>
          </table:table-cell>
          <table:table-cell table:style-name="ce1" office:value-type="date" office:date-value="2031-04-10" calcext:value-type="date">
            <text:p>2031-04-10</text:p>
          </table:table-cell>
          <table:table-cell table:style-name="ce1" office:value-type="date" office:date-value="2031-04-16" calcext:value-type="date">
            <text:p>2031-04-16</text:p>
          </table:table-cell>
          <table:table-cell table:style-name="ce1" table:formula="of:=[.U12]+1" office:value-type="date" office:date-value="2031-05-05" calcext:value-type="date">
            <text:p>2031-05-05</text:p>
          </table:table-cell>
          <table:table-cell table:style-name="ce1" table:formula="of:=[.X12]+6" office:value-type="date" office:date-value="2031-05-11" calcext:value-type="date">
            <text:p>2031-05-11</text:p>
          </table:table-cell>
          <table:table-cell table:style-name="ce1" office:value-type="date" office:date-value="2031-05-05" calcext:value-type="date">
            <text:p>2031-05-05</text:p>
          </table:table-cell>
          <table:table-cell table:style-name="ce1" office:value-type="date" office:date-value="2031-05-31" calcext:value-type="date">
            <text:p>2031-05-3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2031-2032</text:p>
          </table:table-cell>
          <table:table-cell table:style-name="ce1" office:value-type="date" office:date-value="2031-08-01" calcext:value-type="date">
            <text:p>2031-08-01</text:p>
          </table:table-cell>
          <table:table-cell table:style-name="ce1" office:value-type="date" office:date-value="2032-07-31" calcext:value-type="date">
            <text:p>2032-07-31</text:p>
          </table:table-cell>
          <table:table-cell table:style-name="ce1" office:value-type="date" office:date-value="2031-08-25" calcext:value-type="date">
            <text:p>2031-08-25</text:p>
          </table:table-cell>
          <table:table-cell table:style-name="ce1" table:formula="of:=[.D13]+6" office:value-type="date" office:date-value="2031-08-31" calcext:value-type="date">
            <text:p>2031-08-31</text:p>
          </table:table-cell>
          <table:table-cell table:style-name="ce1" table:formula="of:=[.E13]+1" office:value-type="date" office:date-value="2031-09-01" calcext:value-type="date">
            <text:p>2031-09-01</text:p>
          </table:table-cell>
          <table:table-cell table:style-name="ce1" table:formula="of:=[.F13]+7*7-1" office:value-type="date" office:date-value="2031-10-19" calcext:value-type="date">
            <text:p>2031-10-19</text:p>
          </table:table-cell>
          <table:table-cell table:style-name="ce1" table:formula="of:=[.G13]+1" office:value-type="date" office:date-value="2031-10-20" calcext:value-type="date">
            <text:p>2031-10-20</text:p>
          </table:table-cell>
          <table:table-cell table:style-name="ce1" table:formula="of:=[.H13]+6" office:value-type="date" office:date-value="2031-10-26" calcext:value-type="date">
            <text:p>2031-10-26</text:p>
          </table:table-cell>
          <table:table-cell table:style-name="ce1" table:formula="of:=[.I13]+1" office:value-type="date" office:date-value="2031-10-27" calcext:value-type="date">
            <text:p>2031-10-27</text:p>
          </table:table-cell>
          <table:table-cell table:style-name="ce1" table:formula="of:=[.J13]+7*7-1" office:value-type="date" office:date-value="2031-12-14" calcext:value-type="date">
            <text:p>2031-12-14</text:p>
          </table:table-cell>
          <table:table-cell table:style-name="ce1" table:formula="of:=[.K13]+1" office:value-type="date" office:date-value="2031-12-15" calcext:value-type="date">
            <text:p>2031-12-15</text:p>
          </table:table-cell>
          <table:table-cell table:style-name="ce1" table:formula="of:=[.L13]+6" office:value-type="date" office:date-value="2031-12-21" calcext:value-type="date">
            <text:p>2031-12-21</text:p>
          </table:table-cell>
          <table:table-cell table:style-name="ce1" office:value-type="date" office:date-value="2032-01-02" calcext:value-type="date">
            <text:p>2032-01-02</text:p>
          </table:table-cell>
          <table:table-cell table:style-name="ce1" table:formula="of:=[.N13]+7-WEEKDAY([.N13];2)+7" office:value-type="date" office:date-value="2032-01-11" calcext:value-type="date">
            <text:p>2032-01-11</text:p>
          </table:table-cell>
          <table:table-cell table:style-name="ce1" table:formula="of:=[.O13]+1" office:value-type="date" office:date-value="2032-01-12" calcext:value-type="date">
            <text:p>2032-01-12</text:p>
          </table:table-cell>
          <table:table-cell table:style-name="ce1" table:formula="of:=[.P13]+7*7-1" office:value-type="date" office:date-value="2032-02-29" calcext:value-type="date">
            <text:p>2032-02-29</text:p>
          </table:table-cell>
          <table:table-cell table:formula="of:=[.Q13]+1" office:value-type="date" office:date-value="2032-03-01" calcext:value-type="date">
            <text:p>2032-03-01</text:p>
          </table:table-cell>
          <table:table-cell table:style-name="ce1" table:formula="of:=[.R13]+6" office:value-type="date" office:date-value="2032-03-07" calcext:value-type="date">
            <text:p>2032-03-07</text:p>
          </table:table-cell>
          <table:table-cell table:style-name="ce1" table:formula="of:=[.S13]+1" office:value-type="date" office:date-value="2032-03-08" calcext:value-type="date">
            <text:p>2032-03-08</text:p>
          </table:table-cell>
          <table:table-cell table:style-name="ce1" table:formula="of:=[.T13]+8*7-1" office:value-type="date" office:date-value="2032-05-02" calcext:value-type="date">
            <text:p>2032-05-02</text:p>
          </table:table-cell>
          <table:table-cell table:style-name="ce1" office:value-type="date" office:date-value="2032-03-25" calcext:value-type="date">
            <text:p>2032-03-25</text:p>
          </table:table-cell>
          <table:table-cell table:style-name="ce1" office:value-type="date" office:date-value="2032-03-31" calcext:value-type="date">
            <text:p>2032-03-31</text:p>
          </table:table-cell>
          <table:table-cell table:style-name="ce1" table:formula="of:=[.U13]+1" office:value-type="date" office:date-value="2032-05-03" calcext:value-type="date">
            <text:p>2032-05-03</text:p>
          </table:table-cell>
          <table:table-cell table:style-name="ce1" table:formula="of:=[.X13]+6" office:value-type="date" office:date-value="2032-05-09" calcext:value-type="date">
            <text:p>2032-05-09</text:p>
          </table:table-cell>
          <table:table-cell table:style-name="ce1" office:value-type="date" office:date-value="2032-05-10" calcext:value-type="date">
            <text:p>2032-05-10</text:p>
          </table:table-cell>
          <table:table-cell table:style-name="ce1" office:value-type="date" office:date-value="2032-05-31" calcext:value-type="date">
            <text:p>2032-05-31</text:p>
          </table:table-cell>
          <table:table-cell table:style-name="ce3" table:number-columns-repeated="4"/>
        </table:table-row>
        <table:table-row table:style-name="ro1" table:number-rows-repeated="10">
          <table:table-cell table:number-columns-repeated="17"/>
          <table:table-cell table:style-name="Default"/>
          <table:table-cell table:number-columns-repeated="13"/>
        </table:table-row>
        <table:table-row table:style-name="ro1" table:number-rows-repeated="11">
          <table:table-cell table:number-columns-repeated="17"/>
          <table:table-cell table:style-name="ce2"/>
          <table:table-cell table:number-columns-repeated="13"/>
        </table:table-row>
        <table:table-row table:style-name="ro1">
          <table:table-cell table:number-columns-repeated="17"/>
          <table:table-cell table:style-name="ce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8">
      <number:day-of-week/>
      <number:text> </number:text>
      <number:day number:style="long"/>
      <number:text>.</number:text>
      <number:month number:style="long"/>
      <number:text>.</number:text>
      <number:year number:style="long"/>
    </number:date-style>
    <number:date-style style:name="N107">
      <number:day-of-week/>
      <number:text> </number:text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2:24:13.166692917</meta:creation-date>
    <dc:date>2024-06-12T15:48:36.317715349</dc:date>
    <meta:editing-duration>PT1H11M16S</meta:editing-duration>
    <meta:editing-cycles>3</meta:editing-cycles>
    <meta:generator>LibreOffice/7.3.7.2$Linux_X86_64 LibreOffice_project/30$Build-2</meta:generator>
    <meta:document-statistic meta:table-count="1" meta:cell-count="351" meta:object-count="0"/>
  </office:meta>
</office:document-meta>
</file>